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Descripton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9K Ohm</text:p>
          </table:table-cell>
          <table:table-cell/>
          <table:table-cell office:value-type="string" calcext:value-type="string">
            <text:p>Precision <text:s/>0.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909 Ohm</text:p>
          </table:table-cell>
          <table:table-cell/>
          <table:table-cell office:value-type="string" calcext:value-type="string">
            <text:p>Precision <text:s/>0.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0.1 Ohm</text:p>
          </table:table-cell>
          <table:table-cell/>
          <table:table-cell office:value-type="string" calcext:value-type="string">
            <text:p>1% 35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0.1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0.1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0.1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0.1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7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7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.2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7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M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M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2.2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2.2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.2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2.2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.8M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4.7M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33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47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27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p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7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p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p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7812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7805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rduino N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5DT</text:p>
          </table:table-cell>
          <table:table-cell/>
          <table:table-cell office:value-type="string" calcext:value-type="string">
            <text:p>Temperature 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CP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3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D86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CP79410</text:p>
          </table:table-cell>
          <table:table-cell/>
          <table:table-cell office:value-type="string" calcext:value-type="string">
            <text:p>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REF5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4N25</text:p>
          </table:table-cell>
          <table:table-cell/>
          <table:table-cell office:value-type="string" calcext:value-type="string">
            <text:p>OptoCo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74LVC2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ICL7660</text:p>
          </table:table-cell>
          <table:table-cell/>
          <table:table-cell office:value-type="string" calcext:value-type="string">
            <text:p>Or LTC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OPA277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LM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4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UF540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BR41H100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IP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UK956R1-10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UK956R1-10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UK956R1-10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UK956R1-10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PN222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PN222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PN222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PN222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2N3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ope 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C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in 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in +12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rigger But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rigger In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in Mosfet</text:p>
          </table:table-cell>
          <table:table-cell/>
          <table:table-cell office:value-type="string" calcext:value-type="string">
            <text:p>Mosfet Drive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F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in 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Sense In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otary Encoder</text:p>
          </table:table-cell>
          <table:table-cell/>
          <table:table-cell office:value-type="string" calcext:value-type="string">
            <text:p>20 positions per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Power Swi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D1</text:p>
          </table:table-cell>
          <table:table-cell office:value-type="string" calcext:value-type="string">
            <text:p>LCD I2C 20x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20K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200 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10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V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Test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Test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EST U5</text:p>
          </table:table-cell>
          <table:table-cell/>
          <table:table-cell office:value-type="string" calcext:value-type="string">
            <text:p>Test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EST 5v</text:p>
          </table:table-cell>
          <table:table-cell/>
          <table:table-cell office:value-type="string" calcext:value-type="string">
            <text:p>Test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TEST GND</text:p>
          </table:table-cell>
          <table:table-cell/>
          <table:table-cell office:value-type="string" calcext:value-type="string">
            <text:p>Test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88Kh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Larsen</meta:initial-creator>
    <meta:creation-date>2018-03-08T01:17:52.973754441</meta:creation-date>
    <dc:date>2018-03-08T18:18:24.188137411</dc:date>
    <dc:creator>Peter Larsen</dc:creator>
    <meta:editing-duration>PT16H8M35S</meta:editing-duration>
    <meta:editing-cycles>8</meta:editing-cycles>
    <meta:generator>LibreOffice/5.4.5.1$Linux_X86_64 LibreOffice_project/40$Build-1</meta:generator>
    <meta:document-statistic meta:table-count="1" meta:cell-count="305" meta:object-count="0"/>
  </office:meta>
</office:document-meta>
</file>